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c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Solution(object):</text:p>
      <text:p text:style-name="Standard"><text:s text:c="4"/>def plusOne(self, digits):</text:p>
      <text:p text:style-name="Standard"><text:s text:c="6"/>for i in range(len(digits) - 1, -1, -1):</text:p>
      <text:p text:style-name="Standard"><text:s text:c="8"/>if digits[i] &lt; 9:</text:p>
      <text:p text:style-name="Standard"><text:s text:c="12"/>digits[i] += 1</text:p>
      <text:p text:style-name="Standard"><text:s text:c="12"/>return digits</text:p>
      <text:p text:style-name="Standard"><text:s text:c="8"/>digits[i] = 0</text:p>
      <text:p text:style-name="Standard"/>
      <text:p text:style-name="Standard"><text:s text:c="6"/>return [1] + [0] * len(digit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31T11:32:24.844091600</meta:creation-date>
    <dc:date>2026-01-31T11:56:15.078212554</dc:date>
    <meta:editing-duration>PT13M40S</meta:editing-duration>
    <meta:editing-cycles>1</meta:editing-cycles>
    <meta:document-statistic meta:table-count="0" meta:image-count="0" meta:object-count="0" meta:page-count="1" meta:paragraph-count="8" meta:word-count="31" meta:character-count="232" meta:non-whitespace-character-count="153"/>
    <meta:generator>LibreOffice/6.4.7.2$Linux_X86_64 LibreOffice_project/40$Build-2</meta:generator>
  </office:meta>
</office:document-meta>
</file>